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00%"/>
    </style:style>
    <style:style style:name="P2" style:family="paragraph" style:parent-style-name="Standard" style:master-page-name="Standard">
      <style:paragraph-properties style:page-number="auto"/>
    </style:style>
    <style:style style:name="T1" style:family="text">
      <style:text-properties fo:font-size="14pt" style:font-size-asian="14pt" style:font-size-complex="14pt"/>
    </style:style>
    <style:style style:name="T2" style:family="text">
      <style:text-properties fo:font-weight="bold" style:font-weight-asian="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Paltebokens samfällighet - Årsavgift 2016<text:tab/><text:tab/></text:span></text:p>
      <text:p text:style-name="Standard">Nu är det dags att betala årsavgiften för 2016. För att underlätta spårbarheten vill vi att alla lägger till samma antal ören som det husnummer man har. Fastställd årsavgift av stämman är 3000 kr.</text:p>
      <text:p text:style-name="P1">Skrivarevägen 1:<text:tab/>3000,01 kr</text:p>
      <text:p text:style-name="P1">Skrivarevägen 3:<text:tab/>3000,03 kr</text:p>
      <text:p text:style-name="P1">Skrivarevägen 5:<text:tab/>3000,05 kr</text:p>
      <text:p text:style-name="P1">Skrivarevägen 7:<text:tab/>3000,07 kr</text:p>
      <text:p text:style-name="P1">Skrivarevägen 9:<text:tab/>3000,09 kr</text:p>
      <text:p text:style-name="P1">Skrivarevägen 11:<text:tab/>3000,11 kr</text:p>
      <text:p text:style-name="P1">Skrivarevägen 13:<text:tab/>3000,13 kr</text:p>
      <text:p text:style-name="P1">Skrivarevägen 15:<text:tab/>3000,15 kr</text:p>
      <text:p text:style-name="P1">Skrivarevägen 17:<text:tab/>3000,17 kr</text:p>
      <text:p text:style-name="P1">Skrivarevägen 19:<text:tab/>3000,19 kr</text:p>
      <text:p text:style-name="P1">Skrivarevägen 21:<text:tab/>3000,21 kr</text:p>
      <text:p text:style-name="P1">Skrivarevägen 23:<text:tab/>3000,23 kr</text:p>
      <text:p text:style-name="P1">Skrivarevägen 25:<text:tab/>3000,25 kr</text:p>
      <text:p text:style-name="P1">Skrivarevägen 27:<text:tab/>3000,27 kr</text:p>
      <text:p text:style-name="Standard"/>
      <text:p text:style-name="Standard"><text:span text:style-name="T2">Betala direkt till bankkonto:</text:span></text:p>
      <text:p text:style-name="Standard"><text:span text:style-name="T2">konto (clearing 8313-9) 524 150 578-2</text:span></text:p>
      <text:p text:style-name="Standard">Förfallodag: <text:span text:style-name="T2">15 november 2016</text:span>.</text:p>
      <text:p text:style-name="Standard"><text:bookmark text:name="_GoBack"/></text:p>
      <text:p text:style-name="Standard"/>
      <text:p text:style-name="Standard">Mvh</text:p>
      <text:p text:style-name="Standard">Styrels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sv" fo:country="SE" style:font-size-asian="11pt" style:language-asian="zh" style:country-asian="CN"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9055in" style:writing-mode="page"/>
      <style:text-properties style:use-window-font-color="true" style:font-name="Calibri" fo:font-size="11pt" fo:language="sv" fo:country="SE" style:font-name-asian="Arial Unicode MS" style:font-size-asian="11pt" style:language-asian="zh" style:country-asian="CN"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4" style:display-name="Heading 4" style:family="paragraph" style:parent-style-name="Heading" style:next-style-name="Text_20_body" style:default-outline-level="4" style:class="text">
      <style:text-properties style:font-name="Times New Roman" fo:font-size="12pt" fo:font-weight="bold" style:font-name-asian="Arial Unicode MS" style:font-size-asian="12pt" style:font-weight-asian="bold" style:font-name-complex="Tahoma" style:font-size-complex="12pt" style:font-weight-complex="bold"/>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ts</meta:initial-creator>
    <dc:creator>Morten Krogh</dc:creator>
    <meta:editing-cycles>3</meta:editing-cycles>
    <meta:creation-date>2014-09-27T13:34:00</meta:creation-date>
    <dc:date>2016-10-09T14:39:57</dc:date>
    <meta:editing-duration>PT4S</meta:editing-duration>
    <meta:generator>OpenOffice/4.1.1$Unix OpenOffice.org_project/411m6$Build-9775</meta:generator>
    <meta:document-statistic meta:table-count="0" meta:image-count="0" meta:object-count="0" meta:page-count="1" meta:paragraph-count="21" meta:word-count="111" meta:character-count="734"/>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